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Han Sans SC" svg:font-family="'Source Han Sans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auto-grow-height="true" fo:min-height="4.451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outline1">
      <style:graphic-properties fo:min-height="9.135cm"/>
      <style:paragraph-properties style:writing-mode="lr-tb"/>
    </style:style>
    <style:style style:name="pr5" style:family="presentation" style:parent-style-name="One_20_Column-notes">
      <style:graphic-properties draw:fill-color="#ffffff" fo:min-height="13.364cm"/>
      <style:paragraph-properties style:writing-mode="lr-tb"/>
    </style:style>
    <style:style style:name="pr6" style:family="presentation" style:parent-style-name="One_20_Column-title">
      <style:graphic-properties draw:auto-grow-height="true" fo:min-height="1.8cm"/>
      <style:paragraph-properties style:writing-mode="lr-tb"/>
    </style:style>
    <style:style style:name="pr7" style:family="presentation" style:parent-style-name="One_20_Column-outline1">
      <style:graphic-properties fo:min-height="8.884cm"/>
      <style:paragraph-properties style:writing-mode="lr-tb"/>
    </style:style>
    <style:style style:name="pr8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start" style:writing-mode="lr-tb"/>
    </style:style>
    <style:style style:name="P7" style:family="paragraph">
      <style:paragraph-properties fo:margin-top="0.5cm" fo:margin-bottom="0cm" style:writing-mode="lr-tb"/>
    </style:style>
    <style:style style:name="P8" style:family="paragraph">
      <style:paragraph-properties fo:margin-top="0.5cm" fo:margin-bottom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Source Code Pro1"/>
    </style:style>
    <style:style style:name="T4" style:family="text">
      <style:text-properties style:font-name="Liberation Sans2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text-style-name="P1" draw:layer="layout" svg:width="25cm" svg:height="4.451cm" svg:x="0.4cm" svg:y="9cm" presentation:class="title" presentation:user-transformed="true">
          <draw:text-box>
            <text:p>Why you should ditch C++ and Python and write Rust instead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 presentation:user-transformed="true">
          <draw:text-box>
            <text:p>Before we begin...</text:p>
          </draw:text-box>
        </draw:frame>
        <draw:frame presentation:style-name="pr4" draw:text-style-name="P1" draw:layer="layout" svg:width="25.199cm" svg:height="1.815cm" svg:x="1.4cm" svg:y="3.685cm" presentation:class="outline" presentation:user-transformed="true">
          <draw:text-box>
            <text:list text:style-name="L2">
              <text:list-header>
                <text:p text:style-name="P3"><text:span text:style-name="T1">Quickly discuss/consider the following question:</text:span></text:p>
              </text:list-header>
            </text:list>
          </draw:text-box>
        </draw:frame>
        <draw:frame presentation:style-name="pr4" draw:text-style-name="P1" draw:layer="layout" svg:width="24.6cm" svg:height="5.5cm" svg:x="2cm" svg:y="6.5cm" presentation:class="outline" presentation:user-transformed="true">
          <draw:text-box>
            <text:list text:style-name="L2">
              <text:list-header>
                <text:p text:style-name="P4">W<text:span text:style-name="T2">hat things frequently cause friction/annoyance/general misery when writing C++ and/or Python?</text:span><text:line-break/><text:line-break/></text:p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One_20_Column" presentation:presentation-page-layout-name="AL2T1">
        <office:forms form:automatic-focus="false" form:apply-design-mode="false"/>
        <draw:frame presentation:style-name="pr6" draw:text-style-name="P1" draw:layer="layout" svg:width="26.5cm" svg:height="1.8cm" svg:x="0.4cm" svg:y="0.2cm" presentation:class="title" presentation:user-transformed="true">
          <draw:text-box>
            <text:p>But what is Rust?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“Recent” language emerging from Mozilla circa 2010</text:p>
              </text:list-item>
              <text:list-item>
                <text:p>Focuses on making performant, efficient and correct code easy to write</text:p>
              </text:list-item>
              <text:list-item>
                <text:p>rust-lang.or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Rust vs. C++ and Pytho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6">Rs vs. C++ and Py: Toolchain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Rust: cargo, rustc, rustdoc, rustfmt, clippy</text:p>
              </text:list-item>
              <text:list-item>
                <text:p text:style-name="P1">C++:</text:p>
                <text:list>
                  <text:list-item>
                    <text:p text:style-name="P1">Compiler: GCC, Clang, Intel, Apple, nvcc, etc…</text:p>
                  </text:list-item>
                  <text:list-item>
                    <text:p text:style-name="P1">Formatter: clang-format</text:p>
                  </text:list-item>
                  <text:list-item>
                    <text:p text:style-name="P1">Linter: clang-tidy</text:p>
                  </text:list-item>
                </text:list>
              </text:list-item>
              <text:list-item>
                <text:p text:style-name="P1">Python: xkcd.com/1987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6">Rs vs. C++ and Py: Type syste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C++: (weak), static</text:p>
                <text:list>
                  <text:list-item>
                    <text:p text:style-name="P1">Type confusion errors, implicit casting, etc.</text:p>
                  </text:list-item>
                </text:list>
              </text:list-item>
              <text:list-item>
                <text:p text:style-name="P1">Python: strong, dynamic</text:p>
                <text:list>
                  <text:list-item>
                    <text:p text:style-name="P1">Only runtime type checking</text:p>
                  </text:list-item>
                </text:list>
              </text:list-item>
              <text:list-item>
                <text:p text:style-name="P7">Rust: strong, static</text:p>
                <text:list>
                  <text:list-item>
                    <text:p text:style-name="P1">Confide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6">Rs vs. C++ and Py: Ecosystem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Rust: *Crates.io</text:p>
              </text:list-item>
              <text:list-item>
                <text:p text:style-name="P1">C++: vcpkg, Conan, Conda, OS package manager, CMake</text:p>
              </text:list-item>
              <text:list-item>
                <text:p text:style-name="P1">Python: *pip, Conda, OS package manag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6">Rs vs. C++ and P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Several many other things..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6">Rs vs. C++ and Py: Problem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Language stability</text:p>
              </text:list-item>
              <text:list-item>
                <text:p text:style-name="P1">Learning curve</text:p>
              </text:list-item>
              <text:list-item>
                <text:p text:style-name="P1">Ecosystem (im)matur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 text:style-name="P1">Use of Rust within SS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Super-MuSR data pipeline</text:p>
                <text:list>
                  <text:list-item>
                    <text:p text:style-name="P1"><text:span text:style-name="T3">frame-assembler</text:span><text:span text:style-name="T4">: Aggregate and validate event streams from a bank of 80 detector digitiser units into a single ESS format event stream</text:span></text:p>
                  </text:list-item>
                  <text:list-item>
                    <text:p text:style-name="P1"><text:span text:style-name="T3">flag-demuxer</text:span><text:span text:style-name="T4">: Split events into multiple event streams based on state of beamline equipment (lasers, etc.)</text:span></text:p>
                  </text:list-item>
                  <text:list-item>
                    <text:p text:style-name="P1"><text:span text:style-name="T4">(something to filter events and generate histograms, maybe)</text:span></text:p>
                  </text:list-item>
                </text:list>
              </text:list-item>
              <text:list-item>
                <text:p text:style-name="P1">Relatively small applications/microservices following UNIX philosophy</text:p>
              </text:list-item>
              <text:list-item>
                <text:p text:style-name="P1">Mostly stateless (state limited to a single ISIS pulse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Reasons for choosing Rust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emory safety guarantees</text:p>
              </text:list-item>
              <text:list-item>
                <text:p>Helpful toolchain</text:p>
              </text:list-item>
              <text:list-item>
                <text:p>Less boilerplate code</text:p>
              </text:list-item>
              <text:list-item>
                <text:p>Sustainability</text:p>
              </text:list-item>
              <text:list-item>
                <text:p>(Better ecosystem and community)</text:p>
              </text:list-item>
              <text:list-item>
                <text:p>(Recruitment)</text:p>
              </text:list-item>
              <text:list-item>
                <text:p text:style-name="P8">Developer efficienc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Workshop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3">
              <text:list-item>
                <text:p><text:s/>Rustlings</text:p>
              </text:list-item>
            </text:list>
            <text:list text:style-name="L1">
              <text:list-item>
                <text:list>
                  <text:list-item>
                    <text:p>github.com/rust-lang/rustlings</text:p>
                  </text:list-item>
                  <text:list-item>
                    <text:p>move_semantics, enums, error_handling, generics</text:p>
                  </text:list-item>
                </text:list>
              </text:list-item>
            </text:list>
            <text:list text:style-name="L3">
              <text:list-item>
                <text:p><text:s/>Cross platform/architecture deployment</text:p>
              </text:list-item>
            </text:list>
            <text:list text:style-name="L1">
              <text:list-item>
                <text:list>
                  <text:list-item>
                    <text:p>github.com/DanNixon/ssg-rust-workshop-2022-04-05-cross-rs</text:p>
                  </text:list-item>
                </text:list>
              </text:list-item>
            </text:list>
            <text:list text:style-name="L3">
              <text:list-item>
                <text:p><text:s/>Interoperate with C++</text:p>
              </text:list-item>
            </text:list>
            <text:list text:style-name="L1">
              <text:list-item>
                <text:list>
                  <text:list-item>
                    <text:p>cxx.rs/tutorial.html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<text:s/></text:span>Port something to Rus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One_20_Column" presentation:presentation-page-layout-name="AL2T1">
        <office:forms form:automatic-focus="false" form:apply-design-mode="false"/>
        <draw:frame presentation:style-name="pr3" draw:text-style-name="P1" draw:layer="layout" svg:width="26.5cm" svg:height="1.8cm" svg:x="0.4cm" svg:y="0.2cm" presentation:class="title">
          <draw:text-box>
            <text:p>Final thoughts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Noto Sans" svg:font-family="'Noto Sans'" style:font-family-generic="roman" style:font-pitch="variable"/>
    <style:font-face style:name="Source Code Pro" svg:font-family="'Source Code Pro'" style:font-pitch="variable"/>
    <style:font-face style:name="Source Code Pro1" svg:font-family="'Source Code Pro'" style:font-pitch="fixed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Dan Nixon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office:forms form:automatic-focus="false" form:apply-design-mode="false"/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9.798cm" svg:height="11.136cm" svg:x="0.6cm" svg:y="2.257cm" presentation:class="page"/>
        <draw:frame presentation:style-name="One_20_Column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8T13:42:16.113170376</meta:creation-date>
    <meta:editing-duration>PT1H59M22S</meta:editing-duration>
    <meta:editing-cycles>23</meta:editing-cycles>
    <meta:generator>LibreOffice/7.3.1.3$Linux_X86_64 LibreOffice_project/30$Build-3</meta:generator>
    <dc:title>Portfolio</dc:title>
    <meta:initial-creator>Dan Nixon</meta:initial-creator>
    <dc:date>2022-04-04T20:16:53.320844175</dc:date>
    <dc:creator>Dan Nixon</dc:creator>
    <meta:document-statistic meta:object-count="124"/>
  </office:meta>
</office:document-meta>
</file>